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9121" officeooo:paragraph-rsid="00049121" style:font-weight-asian="bold" style:font-weight-complex="bold"/>
    </style:style>
    <style:style style:name="P2" style:family="paragraph" style:parent-style-name="Standard">
      <style:text-properties fo:font-weight="bold" officeooo:rsid="0001fa0e" officeooo:paragraph-rsid="0001fa0e" style:font-weight-asian="bold" style:font-weight-complex="bold"/>
    </style:style>
    <style:style style:name="P3" style:family="paragraph" style:parent-style-name="Standard">
      <style:text-properties fo:font-weight="bold" officeooo:rsid="0007deb9" officeooo:paragraph-rsid="0007deb9" style:font-weight-asian="bold" style:font-weight-complex="bold"/>
    </style:style>
    <style:style style:name="P4" style:family="paragraph" style:parent-style-name="Standard">
      <style:text-properties fo:font-weight="bold" officeooo:rsid="000db91b" officeooo:paragraph-rsid="000db91b" style:font-weight-asian="bold" style:font-weight-complex="bold"/>
    </style:style>
    <style:style style:name="P5" style:family="paragraph" style:parent-style-name="Standard">
      <style:text-properties fo:font-weight="bold" officeooo:rsid="000fa466" officeooo:paragraph-rsid="000fa466" style:font-weight-asian="bold" style:font-weight-complex="bold"/>
    </style:style>
    <style:style style:name="P6" style:family="paragraph" style:parent-style-name="Standard">
      <style:text-properties fo:font-weight="normal" officeooo:rsid="00039796" officeooo:paragraph-rsid="00039796" style:font-weight-asian="normal" style:font-weight-complex="normal"/>
    </style:style>
    <style:style style:name="P7" style:family="paragraph" style:parent-style-name="Standard">
      <style:text-properties fo:font-weight="normal" officeooo:rsid="00039796" officeooo:paragraph-rsid="00071f9b" style:font-weight-asian="normal" style:font-weight-complex="normal"/>
    </style:style>
    <style:style style:name="P8" style:family="paragraph" style:parent-style-name="Standard">
      <style:text-properties fo:font-weight="normal" officeooo:rsid="00039796" officeooo:paragraph-rsid="0011d478" style:font-weight-asian="normal" style:font-weight-complex="normal"/>
    </style:style>
    <style:style style:name="P9" style:family="paragraph" style:parent-style-name="Standard">
      <style:text-properties fo:font-weight="normal" officeooo:rsid="00049121" officeooo:paragraph-rsid="00049121" style:font-weight-asian="normal" style:font-weight-complex="normal"/>
    </style:style>
    <style:style style:name="P10" style:family="paragraph" style:parent-style-name="Standard">
      <style:text-properties fo:font-weight="normal" officeooo:rsid="00071f9b" officeooo:paragraph-rsid="00071f9b" style:font-weight-asian="normal" style:font-weight-complex="normal"/>
    </style:style>
    <style:style style:name="P11" style:family="paragraph" style:parent-style-name="Standard">
      <style:text-properties fo:font-weight="normal" officeooo:rsid="00071f9b" officeooo:paragraph-rsid="0011d478" style:font-weight-asian="normal" style:font-weight-complex="normal"/>
    </style:style>
    <style:style style:name="P12" style:family="paragraph" style:parent-style-name="Standard">
      <style:text-properties fo:font-weight="normal" officeooo:rsid="0007deb9" officeooo:paragraph-rsid="00071f9b" style:font-weight-asian="normal" style:font-weight-complex="normal"/>
    </style:style>
    <style:style style:name="P13" style:family="paragraph" style:parent-style-name="Standard">
      <style:text-properties fo:font-weight="normal" officeooo:rsid="0007deb9" officeooo:paragraph-rsid="0007deb9" style:font-weight-asian="normal" style:font-weight-complex="normal"/>
    </style:style>
    <style:style style:name="P14" style:family="paragraph" style:parent-style-name="Standard">
      <style:text-properties fo:font-weight="normal" officeooo:rsid="00099dd7" officeooo:paragraph-rsid="00099dd7" style:font-weight-asian="normal" style:font-weight-complex="normal"/>
    </style:style>
    <style:style style:name="P15" style:family="paragraph" style:parent-style-name="Standard">
      <style:text-properties fo:font-weight="normal" officeooo:rsid="0009e5bb" officeooo:paragraph-rsid="0009e5bb" style:font-weight-asian="normal" style:font-weight-complex="normal"/>
    </style:style>
    <style:style style:name="P16" style:family="paragraph" style:parent-style-name="Standard">
      <style:text-properties fo:font-weight="normal" officeooo:rsid="000fa466" officeooo:paragraph-rsid="000fa466" style:font-weight-asian="normal" style:font-weight-complex="normal"/>
    </style:style>
    <style:style style:name="P17" style:family="paragraph" style:parent-style-name="Standard">
      <style:text-properties fo:font-weight="normal" officeooo:rsid="000bafb1" officeooo:paragraph-rsid="000bafb1" style:font-weight-asian="normal" style:font-weight-complex="normal"/>
    </style:style>
    <style:style style:name="P18" style:family="paragraph" style:parent-style-name="Standard">
      <style:text-properties fo:font-weight="normal" officeooo:rsid="000c7ba8" officeooo:paragraph-rsid="000c7ba8" style:font-weight-asian="normal" style:font-weight-complex="normal"/>
    </style:style>
    <style:style style:name="P19" style:family="paragraph" style:parent-style-name="Standard">
      <style:text-properties fo:font-weight="normal" officeooo:rsid="000db91b" officeooo:paragraph-rsid="000db91b" style:font-weight-asian="normal" style:font-weight-complex="normal"/>
    </style:style>
    <style:style style:name="P20" style:family="paragraph" style:parent-style-name="Standard">
      <style:text-properties fo:font-weight="normal" officeooo:rsid="000eee51" officeooo:paragraph-rsid="000eee51" style:font-weight-asian="normal" style:font-weight-complex="normal"/>
    </style:style>
    <style:style style:name="P21" style:family="paragraph" style:parent-style-name="Standard">
      <style:text-properties fo:font-weight="normal" officeooo:rsid="0011d478" officeooo:paragraph-rsid="0011d478" style:font-weight-asian="normal" style:font-weight-complex="normal"/>
    </style:style>
    <style:style style:name="P22" style:family="paragraph" style:parent-style-name="Standard">
      <style:text-properties officeooo:paragraph-rsid="00071f9b"/>
    </style:style>
    <style:style style:name="P23" style:family="paragraph" style:parent-style-name="Standard">
      <style:text-properties officeooo:paragraph-rsid="0007deb9"/>
    </style:style>
    <style:style style:name="P24" style:family="paragraph" style:parent-style-name="Standard">
      <style:text-properties fo:font-weight="normal" officeooo:rsid="001145f0" officeooo:paragraph-rsid="001145f0" style:font-weight-asian="normal" style:font-weight-complex="normal"/>
    </style:style>
    <style:style style:name="P25" style:family="paragraph" style:parent-style-name="Standard">
      <style:text-properties fo:font-weight="normal" officeooo:rsid="0014d4f2" officeooo:paragraph-rsid="0014d4f2" style:font-weight-asian="normal" style:font-weight-complex="normal"/>
    </style:style>
    <style:style style:name="P26" style:family="paragraph" style:parent-style-name="Standard">
      <style:text-properties fo:font-weight="normal" officeooo:rsid="0015d834" officeooo:paragraph-rsid="0016a085" style:font-weight-asian="normal" style:font-weight-complex="normal"/>
    </style:style>
    <style:style style:name="P27" style:family="paragraph" style:parent-style-name="Standard">
      <style:text-properties fo:font-weight="normal" officeooo:rsid="0016a085" officeooo:paragraph-rsid="0016a085" style:font-weight-asian="normal" style:font-weight-complex="normal"/>
    </style:style>
    <style:style style:name="P28" style:family="paragraph" style:parent-style-name="Standard">
      <style:text-properties fo:font-weight="normal" officeooo:rsid="0016a085" officeooo:paragraph-rsid="0017b15b" style:font-weight-asian="normal" style:font-weight-complex="normal"/>
    </style:style>
    <style:style style:name="P29" style:family="paragraph" style:parent-style-name="Standard">
      <style:text-properties fo:font-weight="normal" officeooo:rsid="0016a085" officeooo:paragraph-rsid="00197bb1" style:font-weight-asian="normal" style:font-weight-complex="normal"/>
    </style:style>
    <style:style style:name="P30" style:family="paragraph" style:parent-style-name="Standard">
      <style:text-properties fo:font-weight="normal" officeooo:rsid="0017b15b" officeooo:paragraph-rsid="0017b15b" style:font-weight-asian="normal" style:font-weight-complex="normal"/>
    </style:style>
    <style:style style:name="P31" style:family="paragraph" style:parent-style-name="Standard">
      <style:text-properties fo:font-weight="normal" officeooo:rsid="0017b15b" officeooo:paragraph-rsid="00197bb1" style:font-weight-asian="normal" style:font-weight-complex="normal"/>
    </style:style>
    <style:style style:name="P32" style:family="paragraph" style:parent-style-name="Standard">
      <style:text-properties fo:font-weight="normal" officeooo:rsid="00197bb1" officeooo:paragraph-rsid="00197bb1" style:font-weight-asian="normal" style:font-weight-complex="normal"/>
    </style:style>
    <style:style style:name="P33" style:family="paragraph" style:parent-style-name="Standard">
      <style:text-properties fo:font-weight="bold" officeooo:rsid="000bafb1" officeooo:paragraph-rsid="000bafb1" style:font-weight-asian="bold" style:font-weight-complex="bold"/>
    </style:style>
    <style:style style:name="P34" style:family="paragraph" style:parent-style-name="Standard">
      <style:text-properties fo:font-weight="bold" officeooo:rsid="000fa466" officeooo:paragraph-rsid="000fa466" style:font-weight-asian="bold" style:font-weight-complex="bold"/>
    </style:style>
    <style:style style:name="P35" style:family="paragraph" style:parent-style-name="Standard">
      <style:text-properties fo:font-weight="bold" officeooo:rsid="0013a201" officeooo:paragraph-rsid="0013a201" style:font-weight-asian="bold" style:font-weight-complex="bold"/>
    </style:style>
    <style:style style:name="P36" style:family="paragraph" style:parent-style-name="Standard">
      <style:text-properties fo:font-weight="bold" officeooo:rsid="0017b15b" officeooo:paragraph-rsid="0017b15b" style:font-weight-asian="bold" style:font-weight-complex="bold"/>
    </style:style>
    <style:style style:name="P37" style:family="paragraph" style:parent-style-name="Standard">
      <style:text-properties fo:font-weight="bold" officeooo:rsid="00197bb1" officeooo:paragraph-rsid="00197bb1" style:font-weight-asian="bold" style:font-weight-complex="bold"/>
    </style:style>
    <style:style style:name="P38" style:family="paragraph" style:parent-style-name="Standard">
      <style:text-properties officeooo:paragraph-rsid="0017b15b"/>
    </style:style>
    <style:style style:name="P39" style:family="paragraph" style:parent-style-name="Standard">
      <style:text-properties officeooo:rsid="0017b15b" officeooo:paragraph-rsid="0017b15b"/>
    </style:style>
    <style:style style:name="P40" style:family="paragraph" style:parent-style-name="Standard">
      <style:text-properties officeooo:rsid="00197bb1" officeooo:paragraph-rsid="00197bb1"/>
    </style:style>
    <style:style style:name="P41" style:family="paragraph" style:parent-style-name="Standard">
      <style:paragraph-properties fo:break-before="page"/>
      <style:text-properties fo:font-weight="bold" officeooo:rsid="000bafb1" officeooo:paragraph-rsid="000bafb1" style:font-weight-asian="bold" style:font-weight-complex="bold"/>
    </style:style>
    <style:style style:name="P42" style:family="paragraph" style:parent-style-name="Standard">
      <style:paragraph-properties fo:break-before="page"/>
      <style:text-properties fo:font-weight="bold" officeooo:rsid="000fa466" officeooo:paragraph-rsid="000fa46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d478" style:font-weight-asian="normal" style:font-weight-complex="normal"/>
    </style:style>
    <style:style style:name="T3" style:family="text">
      <style:text-properties fo:font-weight="normal" officeooo:rsid="00071f9b" style:font-weight-asian="normal" style:font-weight-complex="normal"/>
    </style:style>
    <style:style style:name="T4" style:family="text">
      <style:text-properties fo:font-weight="normal" officeooo:rsid="0009e5bb" style:font-weight-asian="normal" style:font-weight-complex="normal"/>
    </style:style>
    <style:style style:name="T5" style:family="text">
      <style:text-properties fo:font-weight="normal" officeooo:rsid="0007deb9" style:font-weight-asian="normal" style:font-weight-complex="normal"/>
    </style:style>
    <style:style style:name="T6" style:family="text">
      <style:text-properties fo:font-weight="normal" officeooo:rsid="0017b15b" style:font-weight-asian="normal" style:font-weight-complex="normal"/>
    </style:style>
    <style:style style:name="T7" style:family="text">
      <style:text-properties fo:font-weight="normal" officeooo:rsid="00197bb1" style:font-weight-asian="normal" style:font-weight-complex="normal"/>
    </style:style>
    <style:style style:name="T8" style:family="text">
      <style:text-properties officeooo:rsid="0014d4f2"/>
    </style:style>
    <style:style style:name="T9" style:family="text">
      <style:text-properties officeooo:rsid="0016a085"/>
    </style:style>
    <style:style style:name="T10" style:family="text">
      <style:text-properties officeooo:rsid="00197b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note about chapter 12 labs, if you have two strings, you can compare them with &lt; and &gt;</text:p>
      <text:p text:style-name="P2"/>
      <text:p text:style-name="P2">8.1 Lists</text:p>
      <text:p text:style-name="P10">a list is a container - which groups related objects together</text:p>
      <text:p text:style-name="P10">we define a list using square brackets</text:p>
      <text:p text:style-name="P6">in-place list assignment</text:p>
      <text:p text:style-name="P22"><text:span text:style-name="T2">list1</text:span><text:span text:style-name="T3"> = ['hello', 4.2 5]</text:span></text:p>
      <text:p text:style-name="P22"><text:span text:style-name="T2">list1</text:span><text:span text:style-name="T3">[1] = 3</text:span></text:p>
      <text:p text:style-name="P10"/>
      <text:p text:style-name="P10">negative indices</text:p>
      <text:p text:style-name="P22"><text:span text:style-name="T2">list1</text:span><text:span text:style-name="T3">[-1]</text:span></text:p>
      <text:p text:style-name="P10"/>
      <text:p text:style-name="P10">adjoining lists</text:p>
      <text:p text:style-name="P22"><text:span text:style-name="T2">list2</text:span><text:span text:style-name="T3"> = [4, 'a']</text:span></text:p>
      <text:p text:style-name="P22"><text:span text:style-name="T2">list3</text:span><text:span text:style-name="T3"> = my_list + second_list</text:span></text:p>
      <text:p text:style-name="P22"><text:span text:style-name="T2">list3</text:span><text:span text:style-name="T3"> += [5, </text:span><text:span text:style-name="T4">'</text:span><text:span text:style-name="T3">1</text:span><text:span text:style-name="T4">'</text:span><text:span text:style-name="T3">]</text:span></text:p>
      <text:p text:style-name="P7"/>
      <text:p text:style-name="P21">extend alters the list</text:p>
      <text:p text:style-name="P7"/>
      <text:p text:style-name="P21">append a single item</text:p>
      <text:p text:style-name="P7"/>
      <text:p text:style-name="P6">deleting elements</text:p>
      <text:p text:style-name="P22"><text:span text:style-name="T3">del </text:span><text:span text:style-name="T2">list1</text:span><text:span text:style-name="T3">[2]</text:span></text:p>
      <text:p text:style-name="P12"/>
      <text:p text:style-name="P23"><text:span text:style-name="T2">list3</text:span><text:span text:style-name="T5">.remove(4) # removes the first item with the value 4</text:span></text:p>
      <text:p text:style-name="P10"/>
      <text:p text:style-name="P9"/>
      <text:p text:style-name="P1">8.02 List methods</text:p>
      <text:p text:style-name="P10">help(list)</text:p>
      <text:p text:style-name="P10">explain the 'self' as first argument</text:p>
      <text:p text:style-name="P10"/>
      <text:p text:style-name="P3">8.03 Iterating over a list</text:p>
      <text:p text:style-name="P13">for my_var in my_list:</text:p>
      <text:p text:style-name="P13">my_var will take on the various values of the items in my_list, going through the for-loop once each</text:p>
      <text:p text:style-name="P13"/>
      <text:p text:style-name="P14">8.03 example</text:p>
      <text:p text:style-name="P14"/>
      <text:p text:style-name="P15">You can get both the index and value with enumerate:</text:p>
      <text:p text:style-name="P15">for pos, token in enumerate(third_list):</text:p>
      <text:p text:style-name="P15"><text:s text:c="3"/>print("pos = {}, token = {}".format(pos, token))</text:p>
      <text:p text:style-name="P15"/>
      <text:p text:style-name="P15">more built-in functions:</text:p>
      <text:p text:style-name="P15">all(list) is true if every element in the list is true (!= 0) or if it's empty</text:p>
      <text:p text:style-name="P15">any(list) is true if any element is true</text:p>
      <text:p text:style-name="P15">max(list)</text:p>
      <text:p text:style-name="P15">min(list)</text:p>
      <text:p text:style-name="P15">sum(list)</text:p>
      <text:p text:style-name="P15"/>
      <text:p text:style-name="P33"/>
      <text:p text:style-name="P41">8.5 List nesting</text:p>
      <text:p text:style-name="P17">You can make lists of lists</text:p>
      <text:p text:style-name="P17">nested_list = [ [1, 2, 3], [2, 4, 6], [1]] # a list that has three elements</text:p>
      <text:p text:style-name="P17">nested_list[0]</text:p>
      <text:p text:style-name="P17">nested_list[1]</text:p>
      <text:p text:style-name="P17">nested_list[2]</text:p>
      <text:p text:style-name="P17"/>
      <text:p text:style-name="P17">nested_list[0][0]</text:p>
      <text:p text:style-name="P17">etc</text:p>
      <text:p text:style-name="P17"/>
      <text:p text:style-name="P17">You can print the values of a nested list</text:p>
      <text:p text:style-name="P17">for inner_list in nested_list:</text:p>
      <text:p text:style-name="P17"><text:s text:c="4"/>for val in inner_list:</text:p>
      <text:p text:style-name="P17"><text:s text:c="7"/>print("{}".format(val), end=" ")</text:p>
      <text:p text:style-name="P17"><text:s text:c="4"/>print()</text:p>
      <text:p text:style-name="P17"/>
      <text:p text:style-name="P18">example 3d or 4d lists</text:p>
      <text:p text:style-name="P18">homework_scores[student_num][homework_num][question_num][question_part]</text:p>
      <text:p text:style-name="P18"/>
      <text:p text:style-name="P4">8.6 List slicing</text:p>
      <text:p text:style-name="P19">list[a:b] starts from position a, and goes up to (but not including) position b</text:p>
      <text:p text:style-name="P19">negative indices can be used, which count from the end</text:p>
      <text:p text:style-name="P19">omitted indices mean the beginning or end of the list</text:p>
      <text:p text:style-name="P8"/>
      <text:p text:style-name="P11">third_list[2:6]</text:p>
      <text:p text:style-name="P11">third_list[-3:]</text:p>
      <text:p text:style-name="P11">third_list[:-1]</text:p>
      <text:p text:style-name="P8"/>
      <text:p text:style-name="P19">if b is too big, it stops at the end of the list</text:p>
      <text:p text:style-name="P19"/>
      <text:p text:style-name="P19">optionally, you can specify the stride (or step size) as a third value</text:p>
      <text:p text:style-name="P19">list[a:b:c] goes from a to b with step size c</text:p>
      <text:p text:style-name="P19">nums = [2, 3, 5, 7, 11, 13, 17, 19]</text:p>
      <text:p text:style-name="P19">nums[0:6:2] would be [2, 5, 11]</text:p>
      <text:p text:style-name="P19">nums[0:-1:3] would be [2, 7, 17]</text:p>
      <text:p text:style-name="P19">nums[::-1] would be [19, 17, 13, 11, 7, 5, 3, 2]</text:p>
      <text:p text:style-name="P19">nums[:] gives a copy of the list</text:p>
      <text:p text:style-name="P19"/>
      <text:p text:style-name="P4">8.7 Loops modifying lists</text:p>
      <text:p text:style-name="P20">example: 8.07e...</text:p>
      <text:p text:style-name="P20"/>
      <text:p text:style-name="P5"/>
      <text:p text:style-name="P42">8.8 List comprehension</text:p>
      <text:p text:style-name="P16">skip</text:p>
      <text:p text:style-name="P16"/>
      <text:p text:style-name="P5">8.9 Sorting lists</text:p>
      <text:p text:style-name="P16">skip</text:p>
      <text:p text:style-name="P16"/>
      <text:p text:style-name="P5">8.10</text:p>
      <text:p text:style-name="P16">import sys</text:p>
      <text:p text:style-name="P16">sys.argv[1]</text:p>
      <text:p text:style-name="P16"/>
      <text:p text:style-name="P5">8.11</text:p>
      <text:p text:style-name="P16">skip</text:p>
      <text:p text:style-name="P16"/>
      <text:p text:style-name="P35">8.12 Dictionaries</text:p>
      <text:p text:style-name="P25">my_dict = {</text:p>
      <text:p text:style-name="P25"><text:s text:c="4"/>'Bobby':'A+',</text:p>
      <text:p text:style-name="P25"><text:s text:c="4"/>'Alan':67,</text:p>
      <text:p text:style-name="P25"><text:s text:c="4"/>10:5.0</text:p>
      <text:p text:style-name="P25">}</text:p>
      <text:p text:style-name="P25"/>
      <text:p text:style-name="P25">print(my_dict['Bobby'])</text:p>
      <text:p text:style-name="P25">my_dict[10] = 'foo'</text:p>
      <text:p text:style-name="P25">print(my_dict)</text:p>
      <text:p text:style-name="P25"/>
      <text:p text:style-name="P27">There are several identical ways to define a dictionary:</text:p>
      <text:p text:style-name="P26"><text:span text:style-name="T9">{'Bobby':</text:span><text:span text:style-name="T8">'805-555-2232'</text:span><text:span text:style-name="T9">, 'Johnny':</text:span><text:span text:style-name="T8">'951-555-0055'</text:span><text:span text:style-name="T9">}</text:span></text:p>
      <text:p text:style-name="P25">dict(Bobby='805-555-2232', Johnny='951-555-0055')</text:p>
      <text:p text:style-name="P25">dict([('Bobby', '805-555-2232'), ('Johnny', '951-555-0055')])</text:p>
      <text:p text:style-name="P25"/>
      <text:p text:style-name="P27">You can test to see if a particular key is in the dictionary</text:p>
      <text:p text:style-name="P27">'Alan' in my_dict</text:p>
      <text:p text:style-name="P27">'A+' in my_dict</text:p>
      <text:p text:style-name="P27"/>
      <text:p text:style-name="P27">You can delete entries with del:</text:p>
      <text:p text:style-name="P27">del my_dict[10]</text:p>
      <text:p text:style-name="P27"/>
      <text:p text:style-name="P27">The keys of a dictionary must be immutable, but the keys don't need to be, so you can have a key that is a list</text:p>
      <text:p text:style-name="P27">my_dict['Jason'] = ['B+', 'A']</text:p>
      <text:p text:style-name="P32"/>
      <text:p text:style-name="P32">Talk about hashing a little bit</text:p>
      <text:p text:style-name="P28"/>
      <text:p text:style-name="P27">Naming a dictionary: since a dictionary consists of a mapping, you can make a descriptive name by using this naming scheme. For clarity, you should just pick one way and stay consistent unless one way is much clearer than another way</text:p>
      <text:p text:style-name="P27">grades_by_student</text:p>
      <text:p text:style-name="P27">student_to_grade</text:p>
      <text:p text:style-name="P27">grade_student_map</text:p>
      <text:p text:style-name="P27"/>
      <text:p text:style-name="P27"><text:soft-page-break/>Why might we want a tuple as a key?</text:p>
      <text:p text:style-name="P27">Perhaps we are counting the number of times an event happens at particular coordinates</text:p>
      <text:p text:style-name="P27">{</text:p>
      <text:p text:style-name="P27"><text:s text:c="2"/>(10,20):3, </text:p>
      <text:p text:style-name="P27"><text:s text:c="2"/>(10,30):1, </text:p>
      <text:p text:style-name="P27"><text:s text:c="2"/>(20, 20):5,</text:p>
      <text:p text:style-name="P27"><text:s text:c="2"/>(20,30):2</text:p>
      <text:p text:style-name="P27">}</text:p>
      <text:p text:style-name="P27"/>
      <text:p text:style-name="P36">8.13 Dictionary methods</text:p>
      <text:p text:style-name="P36"><text:span text:style-name="T1">my_dict.clear() <text:tab/><text:tab/># removes all items from the dictionary</text:span></text:p>
      <text:p text:style-name="P36"><text:span text:style-name="T1">my_dict.get(key, default) <text:tab/># read a value, or default if the key doesn't exist</text:span></text:p>
      <text:p text:style-name="P36"><text:span text:style-name="T1">my_dict1.update(my_dict2)<text:tab/># merge entries from one dictionary (2) into another (1)</text:span></text:p>
      <text:p text:style-name="P36"><text:span text:style-name="T1">my_dict.pop(key, default)<text:tab/># remove and return key value, or default if it doesn't exist</text:span></text:p>
      <text:p text:style-name="P36"><text:span text:style-name="T1"/></text:p>
      <text:p text:style-name="P36">8.14 Iterating over a dictionary</text:p>
      <text:p text:style-name="P36"><text:span text:style-name="T1">for key in dictionary:</text:span></text:p>
      <text:p text:style-name="P36"><text:span text:style-name="T1"/></text:p>
      <text:p text:style-name="P38"><text:span text:style-name="T6">for key, value in dictionary.items():</text:span></text:p>
      <text:p text:style-name="P39"><text:span text:style-name="T1">for key in dictionary.keys()</text:span></text:p>
      <text:p text:style-name="P39"><text:span text:style-name="T1">for value in dictionary.values()</text:span></text:p>
      <text:p text:style-name="P38"><text:span text:style-name="T7"/></text:p>
      <text:p text:style-name="P40"><text:span text:style-name="T1">8.14e1iteratingDict.py</text:span></text:p>
      <text:p text:style-name="P40"><text:span text:style-name="T1"/></text:p>
      <text:p text:style-name="P37">8.15 Dictionary nesting</text:p>
      <text:p text:style-name="P32">Dictionaries can have other dictionaries as values</text:p>
      <text:p text:style-name="P32"/>
      <text:p text:style-name="P31">{'BLT Sandwich': {'price': 14.99, 'quantity': 0}, 'Drink': {'price': 1.49, 'quantity': 0} }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1T16:00:40.377488833</meta:creation-date>
    <dc:date>2021-03-31T12:36:56.178972720</dc:date>
    <meta:editing-duration>PT35M21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4" meta:paragraph-count="122" meta:word-count="636" meta:character-count="3921" meta:non-whitespace-character-count="3364"/>
  </office:meta>
</office:document-meta>
</file>